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er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3T16:02:35</meta:creation-date>
    <dc:date>2010-01-19T01:19:59.62</dc:date>
    <meta:editing-cycles>8</meta:editing-cycles>
    <meta:editing-duration>PT00H12M39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Basic/Standard/Converter.xml><?xml version="1.0" encoding="utf-8"?>
<!DOCTYPE module  PUBLIC '-//OpenOffice.org//DTD OfficeDocument 1.0//EN'  'module.dtd'>
<script:module xmlns:script="http://openoffice.org/2000/script" script:name="Converter" script:language="StarBasic">' Based on code from http://www.oooforum.org/forum/viewtopic.phtml?t=3772

' Save document as an Acrobat PDF file.
Sub SaveAsPDF(cFile) 
   cURL = ConvertToURL(cFile) 
    
   ' Open the document. 
   ' Just blindly assume that the document is of a type that OOo will 
   '  correctly recognize and open -- without specifying an import filter. 
   oDoc = StarDesktop.loadComponentFromURL(cURL, "_blank", 0, Array(MakePropertyValue("Hidden", True), )) 
    
   cFile = Left(cFile, Len(cFile) - 4) + ".pdf" 
   cURL = ConvertToURL(cFile) 
   ' Save the document using a filter. 
   oDoc.storeToURL(cURL, Array(MakePropertyValue("FilterName", "writer_pdf_Export"), )) 
    
   oDoc.close(True) 
   thisComponent.close(true) 
   Stardesktop.terminate()
End Sub
Sub SaveAsWiki(cFile) 
   cURL = ConvertToURL(cFile) 
    
   ' Open the document. 
   ' Just blindly assume that the document is of a type that OOo will 
   '  correctly recognize and open -- without specifying an import filter. 
   oDoc = StarDesktop.loadComponentFromURL(cURL, "_blank", 0, Array(MakePropertyValue("Hidden", True), )) 
    
   cFile = Left(cFile, Len(cFile) - 4) + ".wiki" 
   cURL = ConvertToURL(cFile) 
   ' Save the document using a filter. 
   oDoc.storeToURL(cURL, Array(MakePropertyValue("FilterName", "MediaWiki"), )) 
    
   oDoc.close(True) 
   thisComponent.close(true) 
   Stardesktop.terminate()
End Sub
' Save document as a Microsoft Word file. 
Sub SaveAsDoc( cFile ) 
   ' mostly a copy of SaveAsPDF
   cURL = ConvertToURL( cFile )
   oDoc = StarDesktop.loadComponentFromURL( cURL, "_blank", 0, (_
            Array(MakePropertyValue( "Hidden", True ),))


   cFile = Left( cFile, Len( cFile ) - 4 ) + ".doc"
   cURL = ConvertToURL( cFile )
   
   oDoc.storeToURL( cURL, Array(_
            MakePropertyValue( "FilterName", "MS Word 97" ),)
   oDoc.close( True )

   thisComponent.close(true) 
   Stardesktop.terminate()
End Sub


' Save document as an OpenOffice 2 file. 
Sub SaveAsOOO( cFile ) 
   ' mostly a copy of SaveAsPDF. Save as an OpenOffice file. 
   cURL = ConvertToURL( cFile )
   oDoc = StarDesktop.loadComponentFromURL( cURL, "_blank", 0, _
            Array(MakePropertyValue( "Hidden", True ),))

   ' Set output file extension based on lower-case 
   ' version of input extension.
   Select Case LCase(Right(cFile,3))
     Case "ppt"         ' PowerPoint file.
       cFileExt = "odp"
     Case "doc"         ' Word file.
       cFileExt = "odt"
     Case "xls"         ' Excel file.
       cFileExt = "ods"
     Case Else
       cFileExt = "xxx"
    End Select
       
   cFile = Left( cFile, Len( cFile ) - 3 ) + cFileExt
   cURL = ConvertToURL( cFile )
   
   oDoc.storeAsURL( cURL, Array() )
   oDoc.close( True )

   thisComponent.close(true) 
   Stardesktop.terminate()
End Sub


Function MakePropertyValue( Optional cName As String, Optional uValue ) _
  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